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ffaad" officeooo:paragraph-rsid="000ffaad"/>
    </style:style>
    <style:style style:name="P2" style:family="paragraph" style:parent-style-name="Standard">
      <style:paragraph-properties fo:text-align="center" style:justify-single-word="false"/>
      <style:text-properties fo:font-size="16pt" officeooo:rsid="000ffaad" officeooo:paragraph-rsid="000ffaad"/>
    </style:style>
    <style:style style:name="P3" style:family="paragraph" style:parent-style-name="Standard">
      <style:paragraph-properties fo:text-align="start" style:justify-single-word="false"/>
      <style:text-properties fo:font-size="16pt" officeooo:rsid="000ffaad" officeooo:paragraph-rsid="000ffaa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0ffaad" officeooo:paragraph-rsid="000ffaa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ffaa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0fa8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ffaad" officeooo:paragraph-rsid="000ffaa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officeooo:rsid="0010fa8b" officeooo:paragraph-rsid="0010fa8b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italic" fo:font-weight="bold" officeooo:rsid="0010fa8b" officeooo:paragraph-rsid="0010fa8b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10fa8b" officeooo:paragraph-rsid="0010fa8b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2pt"/>
    </style:style>
    <style:style style:name="T6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ize="12pt" fo:font-style="normal" fo:font-weight="normal" officeooo:rsid="000ffaad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fo:font-weight="normal" officeooo:rsid="0010fa8b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font-style-asian="normal" style:font-style-complex="normal"/>
    </style:style>
    <style:style style:name="T10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12pt" fo:font-style="italic" fo:font-weight="bold" officeooo:rsid="000ffaad" style:font-style-asian="italic" style:font-weight-asian="bold" style:font-style-complex="italic" style:font-weight-complex="bold"/>
    </style:style>
    <style:style style:name="T12" style:family="text">
      <style:text-properties fo:font-size="12pt" fo:font-style="italic" fo:font-weight="bold" officeooo:rsid="0010fa8b" style:font-style-asian="italic" style:font-weight-asian="bold" style:font-style-complex="italic" style:font-weight-complex="bold"/>
    </style:style>
    <style:style style:name="T13" style:family="text">
      <style:text-properties fo:font-size="12pt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t Testing</text:p>
      <text:p text:style-name="P3"/>
      <text:p text:style-name="P1">Definition</text:p>
      <text:list xml:id="list3430281355" text:style-name="L1">
        <text:list-item>
          <text:p text:style-name="P4">A unit test is an automated piece of code that invokes a <text:span text:style-name="T2">unit of work</text:span><text:span text:style-name="T4"> in the system and then checks a single assumption about the behavior of that unit of work.</text:span></text:p>
          <text:list>
            <text:list-item>
              <text:p text:style-name="P5"><text:span text:style-name="T7">A </text:span><text:span text:style-name="T11">unit of work</text:span><text:span text:style-name="T7"> is a single logical functional use case in the system that can be invoked by some public interface.</text:span></text:p>
              <text:list>
                <text:list-item>
                  <text:p text:style-name="P7"><text:span text:style-name="T6">A unit of work can span a single method, a whole class or multiple classes working together to achieve one single logical purpose that can be verified.</text:span></text:p>
                </text:list-item>
              </text:list>
            </text:list-item>
          </text:list>
        </text:list-item>
        <text:list-item>
          <text:p text:style-name="P7"><text:span text:style-name="T6">Some specifications of a </text:span><text:span text:style-name="T10">good </text:span><text:span text:style-name="T13">unit</text:span><text:span text:style-name="T6"> test:</text:span></text:p>
          <text:list>
            <text:list-item>
              <text:p text:style-name="P6"><text:span text:style-name="T8">Able to be fully </text:span><text:span text:style-name="T12">automated</text:span></text:p>
            </text:list-item>
            <text:list-item>
              <text:p text:style-name="P8"><text:span text:style-name="T9">Has full control over all pieces running. (usage of mocks or stubs to achieve isolation)</text:span></text:p>
            </text:list-item>
            <text:list-item>
              <text:p text:style-name="P8"><text:span text:style-name="T9">Can be ran in any </text:span><text:span text:style-name="T10">order</text:span><text:span text:style-name="T9"> if part of a test suite</text:span></text:p>
            </text:list-item>
            <text:list-item>
              <text:p text:style-name="P8"><text:span text:style-name="T9">Runs in </text:span><text:span text:style-name="T10">memory </text:span><text:span text:style-name="T9">(no db or external requirements)</text:span></text:p>
            </text:list-item>
            <text:list-item>
              <text:p text:style-name="P9"><text:span text:style-name="T5">Consistently </text:span><text:span text:style-name="T6">returns the same result. (no random variables)</text:span></text:p>
            </text:list-item>
            <text:list-item>
              <text:p text:style-name="P9"><text:span text:style-name="T6">Runs </text:span><text:span text:style-name="T5">fast</text:span></text:p>
            </text:list-item>
            <text:list-item>
              <text:p text:style-name="P9"><text:span text:style-name="T6">Tests a </text:span><text:span text:style-name="T5">single logical concept</text:span><text:span text:style-name="T6"> in the system</text:span></text:p>
            </text:list-item>
            <text:list-item>
              <text:p text:style-name="P9"><text:span text:style-name="T5">Readable, maintainable, trustworthy</text:span><text:span text:style-name="T6"> (The test should be enough to give confidence)</text:span></text:p>
            </text:list-item>
          </text:list>
        </text:list-item>
      </text:list>
      <text:p text:style-name="P10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4" meta:word-count="172" meta:character-count="901" meta:non-whitespace-character-count="755"/>
  </office:meta>
</office:document-meta>
</file>